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alibri2" svg:font-family="Calibri"/>
    <style:font-face style:name="Calibri1" svg:font-family="Calibri1"/>
    <style:font-face style:name="Liberation Sans1" svg:font-family="'Liberation Sans1'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7.643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7.62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1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7.428cm"/>
    </style:style>
    <style:style style:name="co14" style:family="table-column">
      <style:table-column-properties fo:break-before="auto" style:column-width="2.101cm"/>
    </style:style>
    <style:style style:name="co15" style:family="table-column">
      <style:table-column-properties fo:break-before="auto" style:column-width="2.937cm"/>
    </style:style>
    <style:style style:name="co16" style:family="table-column">
      <style:table-column-properties fo:break-before="auto" style:column-width="3.002cm"/>
    </style:style>
    <style:style style:name="co17" style:family="table-column">
      <style:table-column-properties fo:break-before="auto" style:column-width="19.05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62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ext-properties style:font-name="Arial2" fo:font-size="10pt" style:font-name-asian="Arial" style:font-size-asian="10pt" style:font-name-complex="Arial" style:font-size-complex="10pt"/>
    </style:style>
    <style:style style:name="ce77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style:cell-protect="protected" style:print-content="true" fo:border-left="none" fo:border-right="none" fo:border-top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7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Default" style:data-style-name="N0">
      <style:table-cell-properties fo:border-bottom="none" fo:background-color="#ffffff" style:cell-protect="protected" style:print-content="true" fo:border-left="none" fo:border-right="none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62" style:family="table-cell" style:parent-style-name="Comma" style:data-style-name="N11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65" style:family="table-cell" style:parent-style-name="Comma" style:data-style-name="N115">
      <style:table-cell-properties fo:background-color="#ffffff" fo:border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2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58" style:family="table-cell" style:parent-style-name="Default" style:data-style-name="N3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Default" style:data-style-name="N11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Default" style:data-style-name="N111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1">
      <style:table-cell-properties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3" style:family="table-cell" style:parent-style-name="Default" style:data-style-name="N11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6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59" style:family="table-cell" style:parent-style-name="Default" style:data-style-name="N36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8" style:family="table-cell" style:parent-style-name="Default" style:data-style-name="N111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0">
      <style:table-cell-properties fo:background-color="#ffffff" fo:border="0.06pt solid #000000"/>
    </style:style>
    <style:style style:name="ce15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Comma" style:data-style-name="N11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5" style:family="table-cell" style:parent-style-name="Comma" style:data-style-name="N115">
      <style:table-cell-properties fo:background-color="#ffffff" fo:border="0.06pt solid #000000" style:vertical-align="automatic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2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0"/>
    <style:style style:name="ce147" style:family="table-cell" style:parent-style-name="Default" style:data-style-name="N100">
      <style:table-cell-properties style:rotation-align="none"/>
    </style:style>
    <style:style style:name="ce148" style:family="table-cell" style:parent-style-name="Default" style:data-style-name="N100">
      <style:table-cell-properties style:rotation-align="none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ff00"/>
    </style:style>
    <style:style style:name="ce150" style:family="table-cell" style:parent-style-name="Default" style:data-style-name="N4">
      <style:table-cell-properties style:rotation-align="none"/>
    </style:style>
    <style:style style:name="ce151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00">
      <style:table-cell-properties fo:background-color="#ffff00" style:rotation-align="none"/>
    </style:style>
    <style:style style:name="ce154" style:family="table-cell" style:parent-style-name="Default" style:data-style-name="N4">
      <style:table-cell-properties fo:background-color="#ffff00" style:rotation-align="none"/>
    </style:style>
    <style:style style:name="ce155" style:family="table-cell" style:parent-style-name="Default" style:data-style-name="N36">
      <style:table-cell-properties style:rotation-align="none"/>
    </style:style>
    <style:style style:name="ce156" style:family="table-cell" style:parent-style-name="Default" style:data-style-name="N36">
      <style:table-cell-properties fo:background-color="#ffff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79"/>
        <table:table-column table:style-name="co2" table:default-cell-style-name="ce79"/>
        <table:table-column table:style-name="co3" table:default-cell-style-name="ce79"/>
        <table:table-column table:style-name="co4" table:number-columns-repeated="4" table:default-cell-style-name="ce79"/>
        <table:table-column table:style-name="co5" table:default-cell-style-name="ce79"/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7" table:number-columns-repeated="1008" table:default-cell-style-name="ce79"/>
        <table:table-column table:style-name="co9" table:default-cell-style-name="ce79"/>
        <table:table-row table:style-name="ro1">
          <table:table-cell table:style-name="ce2" office:value-type="string" calcext:value-type="string">
            <text:p>Cliente:</text:p>
          </table:table-cell>
          <table:table-cell table:style-name="ce3" office:value-type="string" calcext:value-type="string">
            <text:p>SERVICIOS TELCODATA S.A.</text:p>
          </table:table-cell>
          <table:table-cell table:style-name="ce4" table:number-columns-repeated="6"/>
          <table:table-cell table:style-name="ce132" office:value-type="string" calcext:value-type="string">
            <text:p>P/T:</text:p>
          </table:table-cell>
          <table:table-cell table:style-name="ce73" office:value-type="float" office:value="5301" calcext:value-type="float" table:number-columns-spanned="2" table:number-rows-spanned="1">
            <text:p>5301</text:p>
          </table:table-cell>
          <table:covered-table-cell/>
          <table:table-cell table:style-name="ce8" table:number-columns-repeated="50"/>
          <table:table-cell table:style-name="ce1" table:number-columns-repeated="959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3" office:value-type="string" calcext:value-type="string">
            <text:p>Fase 2 – Ejecución</text:p>
          </table:table-cell>
          <table:table-cell table:style-name="ce4" table:number-columns-repeated="6"/>
          <table:table-cell table:style-name="ce132" office:value-type="string" calcext:value-type="string">
            <text:p>Preparado por:</text:p>
          </table:table-cell>
          <table:table-cell table:style-name="ce74" office:value-type="string" calcext:value-type="string" table:number-columns-spanned="2" table:number-rows-spanned="1">
            <text:p>Dara Macias</text:p>
          </table:table-cell>
          <table:covered-table-cell/>
          <table:table-cell table:style-name="ce8" table:number-columns-repeated="50"/>
          <table:table-cell table:style-name="ce1" table:number-columns-repeated="959"/>
        </table:table-row>
        <table:table-row table:style-name="ro2">
          <table:table-cell table:style-name="ce2" office:value-type="string" calcext:value-type="string">
            <text:p>Area:</text:p>
          </table:table-cell>
          <table:table-cell table:style-name="ce3" office:value-type="string" calcext:value-type="string">
            <text:p>Impuestos Corrientes</text:p>
          </table:table-cell>
          <table:table-cell table:style-name="ce4" table:number-columns-repeated="6"/>
          <table:table-cell table:style-name="ce132" office:value-type="string" calcext:value-type="string">
            <text:p>Fecha:</text:p>
          </table:table-cell>
          <table:table-cell table:style-name="ce75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8" table:number-columns-repeated="50"/>
          <table:table-cell table:style-name="ce1" table:number-columns-repeated="959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3" office:value-type="string" calcext:value-type="string">
            <text:p>Análisis variaciones de grupo contable</text:p>
          </table:table-cell>
          <table:table-cell table:style-name="ce4" table:number-columns-repeated="6"/>
          <table:table-cell table:style-name="ce132" office:value-type="string" calcext:value-type="string">
            <text:p>Revisado por:</text:p>
          </table:table-cell>
          <table:table-cell table:style-name="ce74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8" table:number-columns-repeated="50"/>
          <table:table-cell table:style-name="ce1" table:number-columns-repeated="959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3" office:value-type="string" calcext:value-type="string">
            <text:p>Al 31 de Diciembre del 2020</text:p>
          </table:table-cell>
          <table:table-cell table:style-name="ce4" table:number-columns-repeated="6"/>
          <table:table-cell table:style-name="ce132" office:value-type="string" calcext:value-type="string">
            <text:p>Fecha:</text:p>
          </table:table-cell>
          <table:table-cell table:style-name="ce76" table:number-columns-spanned="2" table:number-rows-spanned="1"/>
          <table:covered-table-cell/>
          <table:table-cell table:style-name="ce8" table:number-columns-repeated="50"/>
          <table:table-cell table:style-name="ce1" table:number-columns-repeated="959"/>
        </table:table-row>
        <table:table-row table:style-name="ro2">
          <table:table-cell table:number-columns-repeated="61"/>
          <table:table-cell table:style-name="ce1" table:number-columns-repeated="959"/>
        </table:table-row>
        <table:table-row table:style-name="ro3">
          <table:table-cell table:style-name="ce77" office:value-type="string" calcext:value-type="string" table:number-columns-spanned="1" table:number-rows-spanned="2">
            <text:p>Código</text:p>
          </table:table-cell>
          <table:table-cell table:style-name="ce78" office:value-type="string" calcext:value-type="string" table:number-columns-spanned="1" table:number-rows-spanned="2">
            <text:p>Cuenta</text:p>
          </table:table-cell>
          <table:table-cell table:style-name="ce108" office:value-type="string" calcext:value-type="string" table:number-columns-spanned="1" table:number-rows-spanned="2">
            <text:p>Referencia</text:p>
          </table:table-cell>
          <table:table-cell table:style-name="ce14" office:value-type="string" calcext:value-type="string">
            <text:p>Saldos contables al</text:p>
          </table:table-cell>
          <table:table-cell table:style-name="ce108" office:value-type="string" calcext:value-type="string" table:number-columns-spanned="2" table:number-rows-spanned="1">
            <text:p>Movimientos</text:p>
          </table:table-cell>
          <table:covered-table-cell/>
          <table:table-cell table:style-name="ce13" office:value-type="string" calcext:value-type="string">
            <text:p>Saldos auditados al</text:p>
          </table:table-cell>
          <table:table-cell table:style-name="ce77" office:value-type="string" calcext:value-type="string" table:number-columns-spanned="1" table:number-rows-spanned="2">
            <text:p>Código</text:p>
          </table:table-cell>
          <table:table-cell table:style-name="ce78" office:value-type="string" calcext:value-type="string" table:number-columns-spanned="1" table:number-rows-spanned="2">
            <text:p>Cuenta</text:p>
          </table:table-cell>
          <table:table-cell table:style-name="ce14" office:value-type="string" calcext:value-type="string">
            <text:p>Saldos auditados al</text:p>
          </table:table-cell>
          <table:table-cell table:style-name="ce15" office:value-type="string" calcext:value-type="string">
            <text:p>Variaciones</text:p>
          </table:table-cell>
          <table:table-cell table:style-name="ce9" table:number-columns-repeated="47"/>
          <table:table-cell table:number-columns-repeated="3"/>
          <table:table-cell table:style-name="ce1" table:number-columns-repeated="959"/>
        </table:table-row>
        <table:table-row table:style-name="ro2">
          <table:covered-table-cell table:number-columns-repeated="3"/>
          <table:table-cell table:style-name="ce16" office:value-type="date" office:date-value="2020-10-31" calcext:value-type="date">
            <text:p>31-oct-20</text:p>
          </table:table-cell>
          <table:table-cell table:style-name="ce16" office:value-type="string" calcext:value-type="string">
            <text:p>Débitos</text:p>
          </table:table-cell>
          <table:table-cell table:style-name="ce16" office:value-type="string" calcext:value-type="string">
            <text:p>Créditos</text:p>
          </table:table-cell>
          <table:table-cell table:style-name="ce16" office:value-type="date" office:date-value="2020-12-31" calcext:value-type="date">
            <text:p>31-dic-20</text:p>
          </table:table-cell>
          <table:covered-table-cell table:number-columns-repeated="2"/>
          <table:table-cell table:style-name="ce16" office:value-type="date" office:date-value="2019-12-31" calcext:value-type="date">
            <text:p>31-dic-19</text:p>
          </table:table-cell>
          <table:table-cell table:style-name="ce17" office:value-type="string" calcext:value-type="string">
            <text:p>Valor</text:p>
          </table:table-cell>
          <table:table-cell table:style-name="ce9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18"/>
          <table:table-cell table:style-name="ce19"/>
          <table:table-cell table:style-name="ce25"/>
          <table:table-cell table:style-name="ce20"/>
          <table:table-cell table:style-name="ce21"/>
          <table:table-cell table:style-name="ce20"/>
          <table:table-cell table:style-name="ce62"/>
          <table:table-cell table:style-name="ce22" table:number-columns-repeated="3"/>
          <table:table-cell table:style-name="ce23"/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4" office:value-type="string" office:string-value="1-1-1-05-01-003" calcext:value-type="string">
            <text:p><text:s/>1-1-1-05-01-003 </text:p>
          </table:table-cell>
          <table:table-cell table:style-name="ce25" office:value-type="string" office:string-value="1% RETENCION SOBRE VENTAS" calcext:value-type="string">
            <text:p><text:s/>1% RETENCION SOBRE VENTAS </text:p>
          </table:table-cell>
          <table:table-cell table:style-name="ce25"/>
          <table:table-cell table:style-name="ce62" office:value-type="float" office:value="1385.6" calcext:value-type="float">
            <text:p><text:s/>1386 </text:p>
          </table:table-cell>
          <table:table-cell table:style-name="ce27" office:value-type="float" office:value="0" calcext:value-type="float">
            <text:p>- </text:p>
          </table:table-cell>
          <table:table-cell table:style-name="ce26" office:value-type="float" office:value="1385.6" calcext:value-type="float">
            <text:p>1386 </text:p>
          </table:table-cell>
          <table:table-cell table:style-name="ce62" table:formula="of:=[.D10]+[.E10]-[.F10]" office:value-type="float" office:value="0" calcext:value-type="float">
            <text:p>-00 </text:p>
          </table:table-cell>
          <table:table-cell table:style-name="ce22" office:value-type="string" calcext:value-type="string">
            <text:p>1-1-1-05-01-003</text:p>
          </table:table-cell>
          <table:table-cell table:style-name="ce22" office:value-type="string" calcext:value-type="string">
            <text:p>1% RETENCION SOBRE VENTAS</text:p>
          </table:table-cell>
          <table:table-cell table:style-name="ce62" office:value-type="float" office:value="5211.1" calcext:value-type="float">
            <text:p><text:s/>5211 </text:p>
          </table:table-cell>
          <table:table-cell table:style-name="ce84" table:formula="of:=[.G10]-[.J10]" office:value-type="float" office:value="-5211.1" calcext:value-type="float">
            <text:p>-5211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4" office:value-type="string" office:string-value="1-1-1-05-01-004" calcext:value-type="string">
            <text:p><text:s/>1-1-1-05-01-004 </text:p>
          </table:table-cell>
          <table:table-cell table:style-name="ce25" office:value-type="string" office:string-value="2% RETENCION SOBRE VENTAS" calcext:value-type="string">
            <text:p><text:s/>2% RETENCION SOBRE VENTAS </text:p>
          </table:table-cell>
          <table:table-cell table:style-name="ce25"/>
          <table:table-cell table:style-name="ce62" office:value-type="float" office:value="0" calcext:value-type="float">
            <text:p>-00 </text:p>
          </table:table-cell>
          <table:table-cell table:style-name="ce27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62" table:formula="of:=[.D11]+[.E11]-[.F11]" office:value-type="float" office:value="0" calcext:value-type="float">
            <text:p>-00 </text:p>
          </table:table-cell>
          <table:table-cell table:style-name="ce22" office:value-type="string" calcext:value-type="string">
            <text:p>1-1-1-05-01-004</text:p>
          </table:table-cell>
          <table:table-cell table:style-name="ce22" office:value-type="string" calcext:value-type="string">
            <text:p>2% RETENCION SOBRE VENTAS</text:p>
          </table:table-cell>
          <table:table-cell table:style-name="ce62" office:value-type="float" office:value="885" calcext:value-type="float">
            <text:p><text:s/>885 </text:p>
          </table:table-cell>
          <table:table-cell table:style-name="ce84" table:formula="of:=[.G11]-[.J11]" office:value-type="float" office:value="-885" calcext:value-type="float">
            <text:p>-885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4" office:value-type="string" office:string-value="1-1-1-05-01-015" calcext:value-type="string">
            <text:p><text:s/>1-1-1-05-01-015 </text:p>
          </table:table-cell>
          <table:table-cell table:style-name="ce25" office:value-type="string" office:string-value="CREDITO POR ANTICIPO IMPUESTO RENTA" calcext:value-type="string">
            <text:p><text:s/>CREDITO POR ANTICIPO IMPUESTO RENTA </text:p>
          </table:table-cell>
          <table:table-cell table:style-name="ce25"/>
          <table:table-cell table:style-name="ce62" office:value-type="float" office:value="0" calcext:value-type="float">
            <text:p>-00 </text:p>
          </table:table-cell>
          <table:table-cell table:style-name="ce27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62" table:formula="of:=[.D12]+[.E12]-[.F12]" office:value-type="float" office:value="0" calcext:value-type="float">
            <text:p>-00 </text:p>
          </table:table-cell>
          <table:table-cell table:style-name="ce22" office:value-type="string" calcext:value-type="string">
            <text:p>1-1-1-05-01-015</text:p>
          </table:table-cell>
          <table:table-cell table:style-name="ce22" office:value-type="string" calcext:value-type="string">
            <text:p>CREDITO POR ANTICIPO IMPUESTO RENTA</text:p>
          </table:table-cell>
          <table:table-cell table:style-name="ce62" office:value-type="float" office:value="20989.33" calcext:value-type="float">
            <text:p><text:s/>20989 </text:p>
          </table:table-cell>
          <table:table-cell table:style-name="ce84" table:formula="of:=[.G12]-[.J12]" office:value-type="float" office:value="-20989.33" calcext:value-type="float">
            <text:p>-20989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4" office:value-type="string" office:string-value="1-1-1-05-01-016" calcext:value-type="string">
            <text:p><text:s/>1-1-1-05-01-016 </text:p>
          </table:table-cell>
          <table:table-cell table:style-name="ce25" office:value-type="string" office:string-value="RET. FTE. 1.75% VENTAS" calcext:value-type="string">
            <text:p><text:s/>RET. FTE. 1.75% VENTAS </text:p>
          </table:table-cell>
          <table:table-cell table:style-name="ce25"/>
          <table:table-cell table:style-name="ce62" office:value-type="float" office:value="4194.76" calcext:value-type="float">
            <text:p><text:s/>4195 </text:p>
          </table:table-cell>
          <table:table-cell table:style-name="ce27" office:value-type="float" office:value="2953.3" calcext:value-type="float">
            <text:p>2953 </text:p>
          </table:table-cell>
          <table:table-cell table:style-name="ce26" office:value-type="float" office:value="7148.06" calcext:value-type="float">
            <text:p>7148 </text:p>
          </table:table-cell>
          <table:table-cell table:style-name="ce62" table:formula="of:=[.D13]+[.E13]-[.F13]" office:value-type="float" office:value="0" calcext:value-type="float">
            <text:p>-00 </text:p>
          </table:table-cell>
          <table:table-cell table:style-name="ce22" office:value-type="string" calcext:value-type="string">
            <text:p>1-1-1-05-01-016</text:p>
          </table:table-cell>
          <table:table-cell table:style-name="ce22" office:value-type="string" calcext:value-type="string">
            <text:p>RET. FTE. 1.75% VENTAS</text:p>
          </table:table-cell>
          <table:table-cell table:style-name="ce62" office:value-type="float" office:value="0" calcext:value-type="float">
            <text:p>-00 </text:p>
          </table:table-cell>
          <table:table-cell table:style-name="ce84" table:formula="of:=[.G13]-[.J13]" office:value-type="float" office:value="0" calcext:value-type="float">
            <text:p>-00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9" table:number-columns-repeated="3"/>
          <table:table-cell table:style-name="ce62"/>
          <table:table-cell table:style-name="ce30" table:number-columns-repeated="2"/>
          <table:table-cell table:style-name="ce62"/>
          <table:table-cell table:style-name="ce22" table:number-columns-repeated="2"/>
          <table:table-cell table:style-name="ce62"/>
          <table:table-cell table:style-name="ce84" table:formula="of:=[.G14]-[.J14]" office:value-type="float" office:value="0" calcext:value-type="float">
            <text:p>-00 </text:p>
          </table:table-cell>
          <table:table-cell table:style-name="ce2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2" office:value-type="string" calcext:value-type="string">
            <text:p>1-1-1-05-01-006</text:p>
          </table:table-cell>
          <table:table-cell table:style-name="ce22" office:value-type="string" calcext:value-type="string">
            <text:p>12% IVA COMPRA BIENES</text:p>
          </table:table-cell>
          <table:table-cell table:style-name="ce22"/>
          <table:table-cell table:style-name="ce62" office:value-type="float" office:value="0" calcext:value-type="float">
            <text:p>-00 </text:p>
          </table:table-cell>
          <table:table-cell table:style-name="ce31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62" table:formula="of:=[.D15]+[.E15]-[.F15]" office:value-type="float" office:value="0" calcext:value-type="float">
            <text:p>-00 </text:p>
          </table:table-cell>
          <table:table-cell table:style-name="ce22" office:value-type="string" calcext:value-type="string">
            <text:p>1-1-1-05-01-006</text:p>
          </table:table-cell>
          <table:table-cell table:style-name="ce22" office:value-type="string" calcext:value-type="string">
            <text:p>12% IVA COMPRA BIENES</text:p>
          </table:table-cell>
          <table:table-cell table:style-name="ce62" office:value-type="float" office:value="0" calcext:value-type="float">
            <text:p>-00 </text:p>
          </table:table-cell>
          <table:table-cell table:style-name="ce84" table:formula="of:=[.G15]-[.J15]" office:value-type="float" office:value="0" calcext:value-type="float">
            <text:p>-00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2" office:value-type="string" calcext:value-type="string">
            <text:p>1-1-1-05-01-007</text:p>
          </table:table-cell>
          <table:table-cell table:style-name="ce22" office:value-type="string" calcext:value-type="string">
            <text:p>12% IVA COMPRA SERVICIOS</text:p>
          </table:table-cell>
          <table:table-cell table:style-name="ce22"/>
          <table:table-cell table:style-name="ce62" office:value-type="float" office:value="-0.01" calcext:value-type="float">
            <text:p>-0 </text:p>
          </table:table-cell>
          <table:table-cell table:style-name="ce31" office:value-type="float" office:value="2034.8" calcext:value-type="float">
            <text:p>2035 </text:p>
          </table:table-cell>
          <table:table-cell table:style-name="ce26" office:value-type="float" office:value="2034.79" calcext:value-type="float">
            <text:p>2035 </text:p>
          </table:table-cell>
          <table:table-cell table:style-name="ce62" table:formula="of:=[.D16]+[.E16]-[.F16]" office:value-type="float" office:value="0" calcext:value-type="float">
            <text:p>-00 </text:p>
          </table:table-cell>
          <table:table-cell table:style-name="ce22" office:value-type="string" calcext:value-type="string">
            <text:p>1-1-1-05-01-007</text:p>
          </table:table-cell>
          <table:table-cell table:style-name="ce22" office:value-type="string" calcext:value-type="string">
            <text:p>12% IVA COMPRA SERVICIOS</text:p>
          </table:table-cell>
          <table:table-cell table:style-name="ce62" office:value-type="float" office:value="-0.01" calcext:value-type="float">
            <text:p>-0 </text:p>
          </table:table-cell>
          <table:table-cell table:style-name="ce84" table:formula="of:=[.G16]-[.J16]" office:value-type="float" office:value="0.01" calcext:value-type="float">
            <text:p><text:s/>0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2" office:value-type="string" calcext:value-type="string">
            <text:p>1-1-1-05-01-008</text:p>
          </table:table-cell>
          <table:table-cell table:style-name="ce22" office:value-type="string" calcext:value-type="string">
            <text:p>12% IVA IMPORTACIONES</text:p>
          </table:table-cell>
          <table:table-cell table:style-name="ce22"/>
          <table:table-cell table:style-name="ce62" office:value-type="float" office:value="0" calcext:value-type="float">
            <text:p>-00 </text:p>
          </table:table-cell>
          <table:table-cell table:style-name="ce27" office:value-type="float" office:value="15769.18" calcext:value-type="float">
            <text:p>15769 </text:p>
          </table:table-cell>
          <table:table-cell table:style-name="ce26" office:value-type="float" office:value="15769.18" calcext:value-type="float">
            <text:p>15769 </text:p>
          </table:table-cell>
          <table:table-cell table:style-name="ce62" table:formula="of:=[.D17]+[.E17]-[.F17]" office:value-type="float" office:value="0" calcext:value-type="float">
            <text:p>-00 </text:p>
          </table:table-cell>
          <table:table-cell table:style-name="ce22" office:value-type="string" calcext:value-type="string">
            <text:p>1-1-1-05-01-008</text:p>
          </table:table-cell>
          <table:table-cell table:style-name="ce22" office:value-type="string" calcext:value-type="string">
            <text:p>12% IVA IMPORTACIONES</text:p>
          </table:table-cell>
          <table:table-cell table:style-name="ce62" office:value-type="float" office:value="0" calcext:value-type="float">
            <text:p>-00 </text:p>
          </table:table-cell>
          <table:table-cell table:style-name="ce84" table:formula="of:=[.G17]-[.J17]" office:value-type="float" office:value="0" calcext:value-type="float">
            <text:p>-00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2" office:value-type="string" calcext:value-type="string">
            <text:p>1-1-1-05-01-009</text:p>
          </table:table-cell>
          <table:table-cell table:style-name="ce22" office:value-type="string" calcext:value-type="string">
            <text:p>30% RET. IVA SOBRE VENTAS</text:p>
          </table:table-cell>
          <table:table-cell table:style-name="ce22"/>
          <table:table-cell table:style-name="ce62" office:value-type="float" office:value="0" calcext:value-type="float">
            <text:p>-00 </text:p>
          </table:table-cell>
          <table:table-cell table:style-name="ce27" office:value-type="float" office:value="6075.36" calcext:value-type="float">
            <text:p>6075 </text:p>
          </table:table-cell>
          <table:table-cell table:style-name="ce26" office:value-type="float" office:value="6075.36" calcext:value-type="float">
            <text:p>6075 </text:p>
          </table:table-cell>
          <table:table-cell table:style-name="ce62" table:formula="of:=[.D18]+[.E18]-[.F18]" office:value-type="float" office:value="0" calcext:value-type="float">
            <text:p>-00 </text:p>
          </table:table-cell>
          <table:table-cell table:style-name="ce22" office:value-type="string" calcext:value-type="string">
            <text:p>1-1-1-05-01-009</text:p>
          </table:table-cell>
          <table:table-cell table:style-name="ce22" office:value-type="string" calcext:value-type="string">
            <text:p>30% RET. IVA SOBRE VENTAS</text:p>
          </table:table-cell>
          <table:table-cell table:style-name="ce62" office:value-type="float" office:value="0" calcext:value-type="float">
            <text:p>-00 </text:p>
          </table:table-cell>
          <table:table-cell table:style-name="ce84" table:formula="of:=[.G18]-[.J18]" office:value-type="float" office:value="0" calcext:value-type="float">
            <text:p>-00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2" office:value-type="string" calcext:value-type="string">
            <text:p>1-1-1-05-01-001</text:p>
          </table:table-cell>
          <table:table-cell table:style-name="ce22" office:value-type="string" calcext:value-type="string">
            <text:p>CREDITO TRIBUTARIO IVA</text:p>
          </table:table-cell>
          <table:table-cell table:style-name="ce22"/>
          <table:table-cell table:style-name="ce62" office:value-type="float" office:value="82485.57" calcext:value-type="float">
            <text:p><text:s/>82486 </text:p>
          </table:table-cell>
          <table:table-cell table:style-name="ce27" office:value-type="float" office:value="11878.16" calcext:value-type="float">
            <text:p>11878 </text:p>
          </table:table-cell>
          <table:table-cell table:style-name="ce26" office:value-type="float" office:value="8250.04" calcext:value-type="float">
            <text:p>8250 </text:p>
          </table:table-cell>
          <table:table-cell table:style-name="ce62" table:formula="of:=[.D19]+[.E19]-[.F19]" office:value-type="float" office:value="86113.69" calcext:value-type="float">
            <text:p><text:s/>86114 </text:p>
          </table:table-cell>
          <table:table-cell table:style-name="ce22" office:value-type="string" calcext:value-type="string">
            <text:p>1-1-1-05-01-001</text:p>
          </table:table-cell>
          <table:table-cell table:style-name="ce22" office:value-type="string" calcext:value-type="string">
            <text:p>CREDITO TRIBUTARIO IVA</text:p>
          </table:table-cell>
          <table:table-cell table:style-name="ce62" office:value-type="float" office:value="74515.4" calcext:value-type="float">
            <text:p><text:s/>74515 </text:p>
          </table:table-cell>
          <table:table-cell table:style-name="ce84" table:formula="of:=[.G19]-[.J19]" office:value-type="float" office:value="11598.29" calcext:value-type="float">
            <text:p><text:s/>11598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2" office:value-type="string" calcext:value-type="string">
            <text:p>1-1-1-05-01-002</text:p>
          </table:table-cell>
          <table:table-cell table:style-name="ce22" office:value-type="string" calcext:value-type="string">
            <text:p>CREDITO RETENCION SOBRE VENTAS</text:p>
          </table:table-cell>
          <table:table-cell table:style-name="ce22"/>
          <table:table-cell table:style-name="ce62" office:value-type="float" office:value="63293.07" calcext:value-type="float">
            <text:p><text:s/>63293 </text:p>
          </table:table-cell>
          <table:table-cell table:style-name="ce27" office:value-type="float" office:value="8533.66" calcext:value-type="float">
            <text:p>8534 </text:p>
          </table:table-cell>
          <table:table-cell table:style-name="ce26" office:value-type="float" office:value="17056.41" calcext:value-type="float">
            <text:p>17056 </text:p>
          </table:table-cell>
          <table:table-cell table:style-name="ce62" table:formula="of:=[.D20]+[.E20]-[.F20]" office:value-type="float" office:value="54770.32" calcext:value-type="float">
            <text:p><text:s/>54770 </text:p>
          </table:table-cell>
          <table:table-cell table:style-name="ce22" office:value-type="string" calcext:value-type="string">
            <text:p>1-1-1-05-01-002</text:p>
          </table:table-cell>
          <table:table-cell table:style-name="ce22" office:value-type="string" calcext:value-type="string">
            <text:p>CREDITO RETENCION SOBRE VENTAS</text:p>
          </table:table-cell>
          <table:table-cell table:style-name="ce62" office:value-type="float" office:value="72044.74" calcext:value-type="float">
            <text:p><text:s/>72045 </text:p>
          </table:table-cell>
          <table:table-cell table:style-name="ce84" table:formula="of:=[.G20]-[.J20]" office:value-type="float" office:value="-17274.42" calcext:value-type="float">
            <text:p>-17274 </text:p>
          </table:table-cell>
          <table:table-cell table:style-name="ce8" table:number-columns-repeated="46"/>
          <table:table-cell table:number-columns-repeated="4"/>
          <table:table-cell table:style-name="ce1" table:number-columns-repeated="959"/>
        </table:table-row>
        <table:table-row table:style-name="ro2">
          <table:table-cell table:style-name="ce22" table:number-columns-repeated="3"/>
          <table:table-cell table:style-name="ce62"/>
          <table:table-cell table:style-name="ce30" table:number-columns-repeated="2"/>
          <table:table-cell table:style-name="ce62"/>
          <table:table-cell table:style-name="ce22" table:number-columns-repeated="3"/>
          <table:table-cell table:style-name="ce23"/>
          <table:table-cell table:style-name="ce28" table:number-columns-repeated="46"/>
          <table:table-cell table:number-columns-repeated="4"/>
          <table:table-cell table:style-name="ce1" table:number-columns-repeated="959"/>
        </table:table-row>
        <table:table-row table:style-name="ro4">
          <table:table-cell table:style-name="ce48"/>
          <table:table-cell table:style-name="ce49" office:value-type="string" office:string-value="Total" calcext:value-type="string">
            <text:p><text:s/>Total </text:p>
          </table:table-cell>
          <table:table-cell table:style-name="ce49"/>
          <table:table-cell table:style-name="ce65" table:formula="of:=SUM([.D9:.D21])" office:value-type="float" office:value="151358.99" calcext:value-type="float">
            <text:p><text:s/>151359 </text:p>
          </table:table-cell>
          <table:table-cell table:style-name="ce50" table:formula="of:=SUM([.E9:.E21])" office:value-type="float" office:value="47244.46" calcext:value-type="float">
            <text:p>47244 </text:p>
          </table:table-cell>
          <table:table-cell table:style-name="ce50" table:formula="of:=SUM([.F9:.F21])" office:value-type="float" office:value="57719.44" calcext:value-type="float">
            <text:p>57719 </text:p>
          </table:table-cell>
          <table:table-cell table:style-name="ce65" table:formula="of:=SUM([.G9:.G21])" office:value-type="float" office:value="140884.01" calcext:value-type="float">
            <text:p><text:s/>140884 </text:p>
          </table:table-cell>
          <table:table-cell table:style-name="ce48" table:number-columns-repeated="2"/>
          <table:table-cell table:style-name="ce65" table:formula="of:=SUM([.J9:.J21])" office:value-type="float" office:value="173645.56" calcext:value-type="float">
            <text:p><text:s/>173646 </text:p>
          </table:table-cell>
          <table:table-cell table:style-name="ce85" table:formula="of:=SUM([.K9:.K21])" office:value-type="float" office:value="-32761.55" calcext:value-type="float">
            <text:p>-32762 </text:p>
          </table:table-cell>
          <table:table-cell table:style-name="ce47" table:number-columns-repeated="1009"/>
        </table:table-row>
        <table:table-row table:style-name="ro2">
          <table:table-cell table:number-columns-repeated="61"/>
          <table:table-cell table:style-name="ce1" table:number-columns-repeated="959"/>
        </table:table-row>
        <table:table-row table:style-name="ro2">
          <table:table-cell/>
          <table:table-cell table:style-name="ce51" table:number-columns-repeated="2"/>
          <table:table-cell table:style-name="ce52" office:value-type="string" calcext:value-type="string">
            <text:p>Saldo al</text:p>
          </table:table-cell>
          <table:table-cell table:style-name="ce53" office:value-type="string" office:string-value="Saldo al" calcext:value-type="string">
            <text:p><text:s/>Saldo al </text:p>
          </table:table-cell>
          <table:table-cell table:number-columns-repeated="56"/>
          <table:table-cell table:style-name="ce1" table:number-columns-repeated="959"/>
        </table:table-row>
        <table:table-row table:style-name="ro2">
          <table:table-cell/>
          <table:table-cell table:style-name="ce54" office:value-type="string" calcext:value-type="string">
            <text:p>Nota a los estados financieros:</text:p>
          </table:table-cell>
          <table:table-cell table:style-name="ce54"/>
          <table:table-cell table:style-name="ce55" office:value-type="date" office:date-value="2020-12-31" calcext:value-type="date">
            <text:p>31/12/2020</text:p>
          </table:table-cell>
          <table:table-cell table:style-name="ce56" office:value-type="date" office:date-value="2019-12-31" calcext:value-type="date">
            <text:p>31/12/2019</text:p>
          </table:table-cell>
          <table:table-cell table:number-columns-repeated="56"/>
          <table:table-cell table:style-name="ce1" table:number-columns-repeated="959"/>
        </table:table-row>
        <table:table-row table:style-name="ro2">
          <table:table-cell/>
          <table:table-cell table:style-name="ce57" table:number-columns-repeated="2"/>
          <table:table-cell table:style-name="ce58"/>
          <table:table-cell table:style-name="ce59"/>
          <table:table-cell table:number-columns-repeated="56"/>
          <table:table-cell table:style-name="ce1" table:number-columns-repeated="959"/>
        </table:table-row>
        <table:table-row table:style-name="ro2">
          <table:table-cell/>
          <table:table-cell table:style-name="ce60" office:value-type="string" calcext:value-type="string">
            <text:p>Impuestos Corrientes</text:p>
          </table:table-cell>
          <table:table-cell table:style-name="ce60"/>
          <table:table-cell table:style-name="ce62" table:formula="of:=[.G22]" office:value-type="float" office:value="140884.01" calcext:value-type="float">
            <text:p><text:s/>140884 </text:p>
          </table:table-cell>
          <table:table-cell table:style-name="ce62" table:formula="of:=[.J22]" office:value-type="float" office:value="173645.56" calcext:value-type="float">
            <text:p><text:s/>173646 </text:p>
          </table:table-cell>
          <table:table-cell table:number-columns-repeated="56"/>
          <table:table-cell table:style-name="ce1" table:number-columns-repeated="959"/>
        </table:table-row>
        <table:table-row table:style-name="ro2">
          <table:table-cell/>
          <table:table-cell table:style-name="ce60" table:number-columns-repeated="2"/>
          <table:table-cell table:style-name="ce61"/>
          <table:table-cell table:style-name="ce62"/>
          <table:table-cell table:number-columns-repeated="56"/>
          <table:table-cell table:style-name="ce1" table:number-columns-repeated="959"/>
        </table:table-row>
        <table:table-row table:style-name="ro2">
          <table:table-cell/>
          <table:table-cell table:style-name="ce63" office:value-type="string" calcext:value-type="string">
            <text:p>Total</text:p>
          </table:table-cell>
          <table:table-cell table:style-name="ce64"/>
          <table:table-cell table:style-name="ce65" table:formula="of:=+SUM([.D27:.D28])" office:value-type="float" office:value="140884.01" calcext:value-type="float">
            <text:p><text:s/>140884 </text:p>
          </table:table-cell>
          <table:table-cell table:style-name="ce65" table:formula="of:=+SUM([.E27:.E28])" office:value-type="float" office:value="173645.56" calcext:value-type="float">
            <text:p><text:s/>173646 </text:p>
          </table:table-cell>
          <table:table-cell table:number-columns-repeated="56"/>
          <table:table-cell table:style-name="ce1" table:number-columns-repeated="959"/>
        </table:table-row>
        <table:table-row table:style-name="ro2">
          <table:table-cell/>
          <table:table-cell table:style-name="ce66" table:number-columns-repeated="2"/>
          <table:table-cell table:style-name="ce67"/>
          <table:table-cell table:style-name="ce68"/>
          <table:table-cell table:number-columns-repeated="56"/>
          <table:table-cell table:style-name="ce1" table:number-columns-repeated="959"/>
        </table:table-row>
        <table:table-row table:style-name="ro2">
          <table:table-cell table:style-name="ce69" office:value-type="string" calcext:value-type="string">
            <text:p>Fuente:</text:p>
          </table:table-cell>
          <table:table-cell table:style-name="ce70" table:number-columns-repeated="10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1" office:value-type="string" calcext:value-type="string">
            <text:p>Estados Financieros de la compañía</text:p>
          </table:table-cell>
          <table:table-cell table:style-name="ce71" table:number-columns-repeated="10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1" table:number-columns-repeated="11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2" office:value-type="string" calcext:value-type="string">
            <text:p>Objetivo:</text:p>
          </table:table-cell>
          <table:table-cell table:style-name="ce71" table:number-columns-repeated="10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1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71" table:number-columns-repeated="10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1" office:value-type="string" calcext:value-type="string">
            <text:p>Identificar las principales variaciones de los saldos.</text:p>
          </table:table-cell>
          <table:table-cell table:style-name="ce71" table:number-columns-repeated="10"/>
          <table:table-cell table:number-columns-repeated="50"/>
          <table:table-cell table:style-name="ce1" table:number-columns-repeated="959"/>
        </table:table-row>
        <table:table-row table:style-name="ro2" table:number-rows-repeated="2">
          <table:table-cell table:style-name="ce71" table:number-columns-repeated="11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2" office:value-type="string" calcext:value-type="string">
            <text:p>Observaciones:</text:p>
          </table:table-cell>
          <table:table-cell table:style-name="ce71" table:number-columns-repeated="10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1" office:value-type="string" calcext:value-type="string">
            <text:p>Obs</text:p>
          </table:table-cell>
          <table:table-cell table:style-name="ce71" office:value-type="string" calcext:value-type="string">
            <text:p>El valor de Impuestos corrientes 173.64, no esta en el informe del 2019.</text:p>
          </table:table-cell>
          <table:table-cell table:style-name="ce71" table:number-columns-repeated="9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1" table:number-columns-repeated="11"/>
          <table:table-cell table:number-columns-repeated="50"/>
          <table:table-cell table:style-name="ce1" table:number-columns-repeated="959"/>
        </table:table-row>
        <table:table-row table:style-name="ro2">
          <table:table-cell table:style-name="ce72" office:value-type="string" calcext:value-type="string">
            <text:p>Conclusiones (A ser completado por el Auditor a cargo del compromiso):</text:p>
          </table:table-cell>
          <table:table-cell table:style-name="ce71" table:number-columns-repeated="10"/>
          <table:table-cell table:style-name="ce1" table:number-columns-repeated="1009"/>
        </table:table-row>
        <table:table-row table:style-name="ro2" table:number-rows-repeated="280">
          <table:table-cell table:style-name="ce71" table:number-columns-repeated="11"/>
          <table:table-cell table:number-columns-repeated="50"/>
          <table:table-cell table:style-name="ce1" table:number-columns-repeated="959"/>
        </table:table-row>
        <table:table-row table:style-name="ro2" table:number-rows-repeated="1048248">
          <table:table-cell table:number-columns-repeated="1020"/>
        </table:table-row>
        <table:table-row table:style-name="ro5" table:number-rows-repeated="5">
          <table:table-cell table:number-columns-repeated="1020"/>
        </table:table-row>
        <table:table-row table:style-name="ro5">
          <table:table-cell table:number-columns-repeated="1020"/>
        </table:table-row>
      </table:table>
      <table:table table:name="Mayor Impuesto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0" table:number-columns-repeated="1013" table:default-cell-style-name="Default"/>
        <table:table-row table:style-name="ro2">
          <table:table-cell table:style-name="ce147" office:value-type="string" calcext:value-type="string">
            <text:p>1-1-1-05</text:p>
          </table:table-cell>
          <table:table-cell table:style-name="ce150" office:value-type="float" office:value="137808.46" calcext:value-type="float">
            <text:p>137,808.46</text:p>
          </table:table-cell>
          <table:table-cell office:value-type="string" calcext:value-type="string">
            <text:p>CREDITO TRIBUTARIO</text:p>
          </table:table-cell>
          <table:table-cell table:style-name="ce150" office:value-type="float" office:value="137303.72" calcext:value-type="float">
            <text:p>137,303.72</text:p>
          </table:table-cell>
          <table:table-cell table:style-name="ce150" office:value-type="float" office:value="134228.17" calcext:value-type="float">
            <text:p>134,228.17</text:p>
          </table:table-cell>
          <table:table-cell table:style-name="ce150" office:value-type="float" office:value="140884.01" calcext:value-type="float">
            <text:p>140,884.01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3960592.21" calcext:value-type="float">
            <text:p>3,960,592.21</text:p>
          </table:table-cell>
          <table:table-cell table:number-columns-repeated="1015"/>
        </table:table-row>
        <table:table-row table:style-name="ro2">
          <table:table-cell table:style-name="ce147" office:value-type="string" calcext:value-type="string">
            <text:p>1-1-1-05-01</text:p>
          </table:table-cell>
          <table:table-cell table:style-name="ce150" office:value-type="float" office:value="137808.46" calcext:value-type="float">
            <text:p>137,808.46</text:p>
          </table:table-cell>
          <table:table-cell office:value-type="string" calcext:value-type="string">
            <text:p>CREDITO TRIBUTARIO</text:p>
          </table:table-cell>
          <table:table-cell table:style-name="ce150" office:value-type="float" office:value="137303.72" calcext:value-type="float">
            <text:p>137,303.72</text:p>
          </table:table-cell>
          <table:table-cell table:style-name="ce150" office:value-type="float" office:value="134228.17" calcext:value-type="float">
            <text:p>134,228.17</text:p>
          </table:table-cell>
          <table:table-cell table:style-name="ce150" office:value-type="float" office:value="140884.01" calcext:value-type="float">
            <text:p>140,884.01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3960592.21" calcext:value-type="float">
            <text:p>3,960,592.21</text:p>
          </table:table-cell>
          <table:table-cell table:number-columns-repeated="1015"/>
        </table:table-row>
        <table:table-row table:style-name="ro2">
          <table:table-cell table:style-name="ce148" office:value-type="string" calcext:value-type="string">
            <text:p>1-1-1-05-01-001</text:p>
          </table:table-cell>
          <table:table-cell table:style-name="ce151" office:value-type="float" office:value="74515.4" calcext:value-type="float">
            <text:p>74,515.40</text:p>
          </table:table-cell>
          <table:table-cell table:style-name="ce152" office:value-type="string" calcext:value-type="string">
            <text:p>CREDITO TRIBUTARIO IVA</text:p>
          </table:table-cell>
          <table:table-cell table:style-name="ce151" office:value-type="float" office:value="37917.43" calcext:value-type="float">
            <text:p>37,917.43</text:p>
          </table:table-cell>
          <table:table-cell table:style-name="ce151" office:value-type="float" office:value="26319.14" calcext:value-type="float">
            <text:p>26,319.14</text:p>
          </table:table-cell>
          <table:table-cell table:style-name="ce151" office:value-type="float" office:value="86113.69" calcext:value-type="float">
            <text:p>86,113.69</text:p>
          </table:table-cell>
          <table:table-cell table:style-name="ce152" office:value-type="string" calcext:value-type="string">
            <text:p>TC</text:p>
          </table:table-cell>
          <table:table-cell table:style-name="ce152" office:value-type="string" calcext:value-type="string">
            <text:p>Comprobante</text:p>
          </table:table-cell>
          <table:table-cell table:style-name="ce152" office:value-type="string" calcext:value-type="string">
            <text:p>Diario</text:p>
          </table:table-cell>
          <table:table-cell table:style-name="ce152" table:number-columns-repeated="1015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4,611.30</text:p>
          </table:table-cell>
          <table:table-cell office:value-type="float" office:value="95.9" calcext:value-type="float">
            <text:p>95.9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5,350.00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7,573.36</text:p>
          </table:table-cell>
          <table:table-cell table:style-name="ce150" office:value-type="float" office:value="2223.36" calcext:value-type="float">
            <text:p>2,223.36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6,269.28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304.08" calcext:value-type="float">
            <text:p>1,304.08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9,034.08</text:p>
          </table:table-cell>
          <table:table-cell table:style-name="ce150" office:value-type="float" office:value="2764.8" calcext:value-type="float">
            <text:p>2,764.8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6,870.97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2163.11" calcext:value-type="float">
            <text:p>2,163.11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6,904.13</text:p>
          </table:table-cell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7,660.22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8,566.47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2,674.34</text:p>
          </table:table-cell>
          <table:table-cell table:style-name="ce150" office:value-type="float" office:value="4107.87" calcext:value-type="float">
            <text:p>4,107.87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4,960.34</text:p>
          </table:table-cell>
          <table:table-cell table:style-name="ce150" office:value-type="float" office:value="2286" calcext:value-type="float">
            <text:p>2,286.0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6,652.34</text:p>
          </table:table-cell>
          <table:table-cell table:style-name="ce150" office:value-type="float" office:value="1692" calcext:value-type="float">
            <text:p>1,692.0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90,752.58</text:p>
          </table:table-cell>
          <table:table-cell table:style-name="ce150" office:value-type="float" office:value="4100.24" calcext:value-type="float">
            <text:p>4,100.24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95,403.78</text:p>
          </table:table-cell>
          <table:table-cell table:style-name="ce150" office:value-type="float" office:value="4651.2" calcext:value-type="float">
            <text:p>4,651.2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0,801.87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4601.91" calcext:value-type="float">
            <text:p>14,601.9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1,616.43</text:p>
          </table:table-cell>
          <table:table-cell office:value-type="float" office:value="814.56" calcext:value-type="float">
            <text:p>814.56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2,432.23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9" office:value-type="string" calcext:value-type="string">
            <text:p><text:s/>82,485.57</text:p>
          </table:table-cell>
          <table:table-cell office:value-type="float" office:value="53.34" calcext:value-type="float">
            <text:p>53.34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5,869.57</text:p>
          </table:table-cell>
          <table:table-cell table:style-name="ce154" office:value-type="float" office:value="3384" calcext:value-type="float">
            <text:p>3,384.00</text:p>
          </table:table-cell>
          <table:table-cell table:style-name="ce149" office:value-type="float" office:value="0" calcext:value-type="float">
            <text:p>0</text:p>
          </table:table-cell>
          <table:table-cell table:style-name="ce149" table:formula="of:=SUM([.D22:.D26])" office:value-type="float" office:value="11878.16" calcext:value-type="float">
            <text:p>11878.16</text:p>
          </table:table-cell>
          <table:table-cell table:style-name="ce149" table:formula="of:=SUM([.E22:.E26])" office:value-type="float" office:value="8250.04" calcext:value-type="float">
            <text:p>8250.04</text:p>
          </table:table-cell>
          <table:table-cell table:number-columns-repeated="2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91,672.37</text:p>
          </table:table-cell>
          <table:table-cell table:style-name="ce154" office:value-type="float" office:value="5802.8" calcext:value-type="float">
            <text:p>5,802.8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7" office:value-type="string" calcext:value-type="string">
            <text:p><text:s/>91,672.36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0.01" calcext:value-type="float">
            <text:p>0.01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REGULARIZACIﾓN 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3,422.33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8250.03" calcext:value-type="float">
            <text:p>8,250.03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6,113.69</text:p>
          </table:table-cell>
          <table:table-cell table:style-name="ce154" office:value-type="float" office:value="2691.36" calcext:value-type="float">
            <text:p>2,691.36</text:p>
          </table:table-cell>
          <table:table-cell table:style-name="ce149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48" office:value-type="string" calcext:value-type="string">
            <text:p>1-1-1-05-01-002</text:p>
          </table:table-cell>
          <table:table-cell table:style-name="ce151" office:value-type="float" office:value="63293.07" calcext:value-type="float">
            <text:p>63,293.07</text:p>
          </table:table-cell>
          <table:table-cell table:style-name="ce152" office:value-type="string" calcext:value-type="string">
            <text:p>CREDITO RETENCION SOBRE VENTAS</text:p>
          </table:table-cell>
          <table:table-cell table:style-name="ce151" office:value-type="float" office:value="8533.66" calcext:value-type="float">
            <text:p>8,533.66</text:p>
          </table:table-cell>
          <table:table-cell table:style-name="ce151" office:value-type="float" office:value="17056.41" calcext:value-type="float">
            <text:p>17,056.41</text:p>
          </table:table-cell>
          <table:table-cell table:style-name="ce151" office:value-type="float" office:value="54770.32" calcext:value-type="float">
            <text:p>54,770.32</text:p>
          </table:table-cell>
          <table:table-cell table:style-name="ce152" office:value-type="string" calcext:value-type="string">
            <text:p>TC</text:p>
          </table:table-cell>
          <table:table-cell table:style-name="ce152" office:value-type="string" calcext:value-type="string">
            <text:p>Comprobante</text:p>
          </table:table-cell>
          <table:table-cell table:style-name="ce152" office:value-type="string" calcext:value-type="string">
            <text:p>Diario</text:p>
          </table:table-cell>
          <table:table-cell table:style-name="ce152" table:number-columns-repeated="1015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64,678.67</text:p>
          </table:table-cell>
          <table:table-cell table:style-name="ce150" office:value-type="float" office:value="1385.6" calcext:value-type="float">
            <text:p>1,385.6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lado <text:s/>credito tributario retenciones <text:s/>clientes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1,826.73</text:p>
          </table:table-cell>
          <table:table-cell table:style-name="ce150" office:value-type="float" office:value="7148.06" calcext:value-type="float">
            <text:p>7,148.0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lado <text:s/>credito tributario retenciones <text:s/>clientes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1,604.45</text:p>
          </table:table-cell>
          <table:table-cell office:value-type="float" office:value="0" calcext:value-type="float">
            <text:p>0</text:p>
          </table:table-cell>
          <table:table-cell office:value-type="float" office:value="222.28" calcext:value-type="float">
            <text:p>222.28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PASO DE IMPUESTO A LA RENTA CON CREDITO TRIBUTARI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7" office:value-type="string" calcext:value-type="string">
            <text:p><text:s/>70,160.35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444.1" calcext:value-type="float">
            <text:p>1,444.10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DISMINUCIﾓN DE CRﾉDITO TRIBUTARIO PETICIﾓN DE DECLARACIﾓN SUST. 2017 POR PARTE DE SR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54,770.32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5390.03" calcext:value-type="float">
            <text:p>15,390.03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lado credito tributario <text:s/>aplicado <text:s/>a impuesto a la renta <text:s/>por <text:s/>pagar 2020</text:p>
          </table:table-cell>
          <table:table-cell table:number-columns-repeated="1013"/>
        </table:table-row>
        <table:table-row table:style-name="ro2">
          <table:table-cell table:style-name="ce148" office:value-type="string" calcext:value-type="string">
            <text:p>1-1-1-05-01-00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1% RETENCION SOBRE VENTAS</text:p>
          </table:table-cell>
          <table:table-cell table:number-columns-repeated="2" table:style-name="ce151" office:value-type="float" office:value="1385.6" calcext:value-type="float">
            <text:p>1,385.60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TC</text:p>
          </table:table-cell>
          <table:table-cell table:style-name="ce152" office:value-type="string" calcext:value-type="string">
            <text:p>Comprobante</text:p>
          </table:table-cell>
          <table:table-cell table:style-name="ce152" office:value-type="string" calcext:value-type="string">
            <text:p>Diario</text:p>
          </table:table-cell>
          <table:table-cell table:style-name="ce152" table:number-columns-repeated="1015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617.60</text:p>
          </table:table-cell>
          <table:table-cell office:value-type="float" office:value="617.6" calcext:value-type="float">
            <text:p>617.6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Retenci #149770 aplica a Fact #4316 Cliente: Telconet</text:p>
          </table:table-cell>
          <table:table-cell table:number-columns-repeated="1013"/>
        </table:table-row>
        <table:table-row table:style-name="ro2">
          <table:table-cell table:style-name="ce149" table:number-columns-repeated="2"/>
          <table:table-cell table:style-name="ce153" office:value-type="string" calcext:value-type="string">
            <text:p><text:s/>1,385.60</text:p>
          </table:table-cell>
          <table:table-cell table:style-name="ce149" office:value-type="float" office:value="768" calcext:value-type="float">
            <text:p>76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149" office:value-type="string" calcext:value-type="string">
            <text:p>T</text:p>
          </table:table-cell>
          <table:table-cell table:style-name="ce149" office:value-type="string" calcext:value-type="string">
            <text:p>CONTG</text:p>
          </table:table-cell>
          <table:table-cell table:style-name="ce149"/>
          <table:table-cell table:style-name="ce156" office:value-type="date" office:date-value="2020-03-27" calcext:value-type="date">
            <text:p>27/03/2020</text:p>
          </table:table-cell>
          <table:table-cell table:style-name="ce149" office:value-type="string" calcext:value-type="string">
            <text:p>Retenci #151771 aplica a fact #4317 cliente: Telconet</text:p>
          </table:table-cell>
          <table:table-cell table:style-name="ce149"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385.6" calcext:value-type="float">
            <text:p>1,385.60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lado <text:s/>credito tributario retenciones <text:s/>clientes 2020</text:p>
          </table:table-cell>
          <table:table-cell table:number-columns-repeated="1013"/>
        </table:table-row>
        <table:table-row table:style-name="ro2">
          <table:table-cell table:style-name="ce148" office:value-type="string" calcext:value-type="string">
            <text:p>1-1-1-05-01-006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12% IVA COMPRA BIENES</text:p>
          </table:table-cell>
          <table:table-cell table:number-columns-repeated="2" table:style-name="ce152" office:value-type="float" office:value="95.9" calcext:value-type="float">
            <text:p>95.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TC</text:p>
          </table:table-cell>
          <table:table-cell table:style-name="ce152" office:value-type="string" calcext:value-type="string">
            <text:p>Comprobante</text:p>
          </table:table-cell>
          <table:table-cell table:style-name="ce152" office:value-type="string" calcext:value-type="string">
            <text:p>Diario</text:p>
          </table:table-cell>
          <table:table-cell table:style-name="ce152" table:number-columns-repeated="1015"/>
        </table:table-row>
        <table:table-row table:style-name="ro2">
          <table:table-cell table:number-columns-repeated="2"/>
          <table:table-cell table:style-name="ce147" office:value-type="string" calcext:value-type="string">
            <text:p>-95.9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office:value-type="float" office:value="95.9" calcext:value-type="float">
            <text:p>95.9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style-name="ce147" office:value-type="string" calcext:value-type="string">
            <text:p>1-1-1-05-01-007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2% IVA COMPRA SERVICIOS</text:p>
          </table:table-cell>
          <table:table-cell table:style-name="ce150" office:value-type="float" office:value="11380.76" calcext:value-type="float">
            <text:p>11,380.76</text:p>
          </table:table-cell>
          <table:table-cell table:style-name="ce150" office:value-type="float" office:value="11380.75" calcext:value-type="float">
            <text:p>11,38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47" office:value-type="string" calcext:value-type="string">
            <text:p>-738.71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.01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1,122.50</text:p>
          </table:table-cell>
          <table:table-cell table:style-name="ce150" office:value-type="float" office:value="1122.51" calcext:value-type="float">
            <text:p>1,122.51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122.51" calcext:value-type="float">
            <text:p>1,122.5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48.94</text:p>
          </table:table-cell>
          <table:table-cell office:value-type="float" office:value="848.95" calcext:value-type="float">
            <text:p>848.95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office:value-type="float" office:value="848.95" calcext:value-type="float">
            <text:p>848.95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33.15</text:p>
          </table:table-cell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89.24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33.15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office:value-type="float" office:value="33.16" calcext:value-type="float">
            <text:p>33.1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906.26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.01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982.92</text:p>
          </table:table-cell>
          <table:table-cell office:value-type="float" office:value="982.93" calcext:value-type="float">
            <text:p>982.93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1,084.9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982.9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office:value-type="float" office:value="982.93" calcext:value-type="float">
            <text:p>982.93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53.33</text:p>
          </table:table-cell>
          <table:table-cell office:value-type="float" office:value="53.34" calcext:value-type="float">
            <text:p>53.34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1,122.6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175.93" calcext:value-type="float">
            <text:p>1,175.93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1,216.25</text:p>
          </table:table-cell>
          <table:table-cell office:value-type="float" office:value="0" calcext:value-type="float">
            <text:p>0</text:p>
          </table:table-cell>
          <table:table-cell office:value-type="float" office:value="93.65" calcext:value-type="float">
            <text:p>93.65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155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53.33</text:p>
          </table:table-cell>
          <table:table-cell table:style-name="ce150" office:value-type="float" office:value="1269.58" calcext:value-type="float">
            <text:p>1,269.58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955.42</text:p>
          </table:table-cell>
          <table:table-cell office:value-type="float" office:value="902.09" calcext:value-type="float">
            <text:p>902.09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53.33</text:p>
          </table:table-cell>
          <table:table-cell office:value-type="float" office:value="0" calcext:value-type="float">
            <text:p>0</text:p>
          </table:table-cell>
          <table:table-cell office:value-type="float" office:value="902.09" calcext:value-type="float">
            <text:p>902.09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67.89</text:p>
          </table:table-cell>
          <table:table-cell office:value-type="float" office:value="814.56" calcext:value-type="float">
            <text:p>814.56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53.33</text:p>
          </table:table-cell>
          <table:table-cell office:value-type="float" office:value="0" calcext:value-type="float">
            <text:p>0</text:p>
          </table:table-cell>
          <table:table-cell office:value-type="float" office:value="814.56" calcext:value-type="float">
            <text:p>814.56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69.13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155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15.79</text:p>
          </table:table-cell>
          <table:table-cell office:value-type="float" office:value="0" calcext:value-type="float">
            <text:p>0</text:p>
          </table:table-cell>
          <table:table-cell office:value-type="float" office:value="53.34" calcext:value-type="float">
            <text:p>53.34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office:value-type="float" office:value="815.8" calcext:value-type="float">
            <text:p>815.8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1,313.61</text:p>
          </table:table-cell>
          <table:table-cell table:style-name="ce154" office:value-type="float" office:value="1313.62" calcext:value-type="float">
            <text:p>1,313.62</text:p>
          </table:table-cell>
          <table:table-cell table:style-name="ce149" office:value-type="float" office:value="0" calcext:value-type="float">
            <text:p>0</text:p>
          </table:table-cell>
          <table:table-cell table:style-name="ce149" table:formula="of:=SUM([.D68:.D72])" office:value-type="float" office:value="2034.8" calcext:value-type="float">
            <text:p>2034.8</text:p>
          </table:table-cell>
          <table:table-cell table:style-name="ce149" table:formula="of:=SUM([.E68:.E72])" office:value-type="float" office:value="2034.79" calcext:value-type="float">
            <text:p>2034.79</text:p>
          </table:table-cell>
          <table:table-cell table:number-columns-repeated="2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.01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1313.62" calcext:value-type="float">
            <text:p>1,313.62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147" office:value-type="string" calcext:value-type="string">
            <text:p><text:s/>.00</text:p>
          </table:table-cell>
          <table:table-cell table:style-name="ce149" office:value-type="float" office:value="0.01" calcext:value-type="float">
            <text:p>0.0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REGULARIZACIﾓN TRASPASO DE IMPUESTO NOVIEMBRE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21.17</text:p>
          </table:table-cell>
          <table:table-cell table:style-name="ce149" office:value-type="float" office:value="721.17" calcext:value-type="float">
            <text:p>721.17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721.17" calcext:value-type="float">
            <text:p>721.17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48" office:value-type="string" calcext:value-type="string">
            <text:p>1-1-1-05-01-008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12% IVA IMPORTACIONES</text:p>
          </table:table-cell>
          <table:table-cell table:number-columns-repeated="2" table:style-name="ce151" office:value-type="float" office:value="51149.59" calcext:value-type="float">
            <text:p>51,149.5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TC</text:p>
          </table:table-cell>
          <table:table-cell table:style-name="ce152" office:value-type="string" calcext:value-type="string">
            <text:p>Comprobante</text:p>
          </table:table-cell>
          <table:table-cell table:style-name="ce152" office:value-type="string" calcext:value-type="string">
            <text:p>Diario</text:p>
          </table:table-cell>
          <table:table-cell table:style-name="ce152" table:number-columns-repeated="1015"/>
        </table:table-row>
        <table:table-row table:style-name="ro2">
          <table:table-cell table:number-columns-repeated="2"/>
          <table:table-cell table:style-name="ce147" office:value-type="string" calcext:value-type="string">
            <text:p>-4,984.61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4984.61" calcext:value-type="float">
            <text:p>4,984.6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table:style-name="ce150" office:value-type="float" office:value="4984.61" calcext:value-type="float">
            <text:p>4,984.61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4,984.61</text:p>
          </table:table-cell>
          <table:table-cell table:style-name="ce150" office:value-type="float" office:value="4984.61" calcext:value-type="float">
            <text:p>4,984.61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4984.61" calcext:value-type="float">
            <text:p>4,984.6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6,203.94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6203.94" calcext:value-type="float">
            <text:p>6,203.94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table:style-name="ce150" office:value-type="float" office:value="6203.94" calcext:value-type="float">
            <text:p>6,203.94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table:style-name="ce155"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10,642.94</text:p>
          </table:table-cell>
          <table:table-cell table:style-name="ce150" office:value-type="float" office:value="10642.94" calcext:value-type="float">
            <text:p>10,642.94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0642.94" calcext:value-type="float">
            <text:p>10,642.94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8,564.31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8564.31" calcext:value-type="float">
            <text:p>8,564.31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>
            <text:p><text:s/>.00</text:p>
          </table:table-cell>
          <table:table-cell table:style-name="ce150" office:value-type="float" office:value="8564.31" calcext:value-type="float">
            <text:p>8,564.3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table:style-name="ce155"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4,946.74</text:p>
          </table:table-cell>
          <table:table-cell table:style-name="ce154" office:value-type="float" office:value="4946.74" calcext:value-type="float">
            <text:p>4,946.74</text:p>
          </table:table-cell>
          <table:table-cell table:style-name="ce149" office:value-type="float" office:value="0" calcext:value-type="float">
            <text:p>0</text:p>
          </table:table-cell>
          <table:table-cell table:formula="of:=SUM([.D84:.D86])" office:value-type="float" office:value="15769.18" calcext:value-type="float">
            <text:p>15769.18</text:p>
          </table:table-cell>
          <table:table-cell table:formula="of:=SUM([.E84:.E86])" office:value-type="float" office:value="15769.18" calcext:value-type="float">
            <text:p>15769.18</text:p>
          </table:table-cell>
          <table:table-cell/>
          <table:table-cell office:value-type="float" office:value="187402" calcext:value-type="float">
            <text:p>187402</text:p>
          </table:table-cell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ND 20112020-1 :ND:1-20112020 Liquidaci # 413547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15,769.18</text:p>
          </table:table-cell>
          <table:table-cell table:style-name="ce154" office:value-type="float" office:value="10822.44" calcext:value-type="float">
            <text:p>10,822.44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3"/>
          <table:table-cell office:value-type="float" office:value="187302" calcext:value-type="float">
            <text:p>187302</text:p>
          </table:table-cell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ND 11112020-1 :ND:1-11112020 Liquidaci # 413344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15769.18" calcext:value-type="float">
            <text:p>15,769.18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2">
          <table:table-cell table:style-name="ce148" office:value-type="string" calcext:value-type="string">
            <text:p>1-1-1-05-01-009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30% RET. IVA SOBRE VENTAS</text:p>
          </table:table-cell>
          <table:table-cell table:number-columns-repeated="2" table:style-name="ce151" office:value-type="float" office:value="19692.72" calcext:value-type="float">
            <text:p>19,692.72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TC</text:p>
          </table:table-cell>
          <table:table-cell table:style-name="ce152" office:value-type="string" calcext:value-type="string">
            <text:p>Comprobante</text:p>
          </table:table-cell>
          <table:table-cell table:style-name="ce152" office:value-type="string" calcext:value-type="string">
            <text:p>Diario</text:p>
          </table:table-cell>
          <table:table-cell table:style-name="ce152" table:number-columns-repeated="1015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2,223.36</text:p>
          </table:table-cell>
          <table:table-cell table:style-name="ce150" office:value-type="float" office:value="2223.36" calcext:value-type="float">
            <text:p>2,223.36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Retenci #149770 aplica a Fact #4316 Cliente: Telcone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2223.36" calcext:value-type="float">
            <text:p>2,223.36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2,764.80</text:p>
          </table:table-cell>
          <table:table-cell table:style-name="ce150" office:value-type="float" office:value="2764.8" calcext:value-type="float">
            <text:p>2,764.8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3-27" calcext:value-type="date">
            <text:p>27/03/2020</text:p>
          </table:table-cell>
          <table:table-cell office:value-type="string" calcext:value-type="string">
            <text:p>Retenci #151771 aplica a fact #4317 cliente: Telcone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2764.8" calcext:value-type="float">
            <text:p>2,764.8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594.0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2,286.0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692" calcext:value-type="float">
            <text:p>1,692.0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-594.00</text:p>
          </table:table-cell>
          <table:table-cell table:style-name="ce150" office:value-type="float" office:value="1692" calcext:value-type="float">
            <text:p>1,692.0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6881: Registro de Retenci Aplica a Factura #431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7012: Registro de Retenci Aplica a Factura #43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1,692.00</text:p>
          </table:table-cell>
          <table:table-cell table:style-name="ce150" office:value-type="float" office:value="1692" calcext:value-type="float">
            <text:p>1,692.0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7-06" calcext:value-type="date">
            <text:p>06/07/2020</text:p>
          </table:table-cell>
          <table:table-cell office:value-type="string" calcext:value-type="string">
            <text:p>Retencion #157465 aplica factura #4321 cliente Telcone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1692" calcext:value-type="float">
            <text:p>1,692.0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46.0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14" calcext:value-type="date">
            <text:p>14/08/2020</text:p>
          </table:table-cell>
          <table:table-cell office:value-type="string" calcext:value-type="string">
            <text:p>Telconet - Retenci #161052: Registro de Retenci aplica a Factura #432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3,033.00</text:p>
          </table:table-cell>
          <table:table-cell table:style-name="ce150" office:value-type="float" office:value="2187" calcext:value-type="float">
            <text:p>2,187.0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811 aplica a Fact #4323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4,651.20</text:p>
          </table:table-cell>
          <table:table-cell table:style-name="ce150" office:value-type="float" office:value="1618.2" calcext:value-type="float">
            <text:p>1,618.2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798 aplica a Factura #432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4651.2" calcext:value-type="float">
            <text:p>4,651.2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3,316.32</text:p>
          </table:table-cell>
          <table:table-cell table:style-name="ce154" office:value-type="float" office:value="3316.32" calcext:value-type="float">
            <text:p>3,316.32</text:p>
          </table:table-cell>
          <table:table-cell table:style-name="ce149" office:value-type="float" office:value="0" calcext:value-type="float">
            <text:p>0</text:p>
          </table:table-cell>
          <table:table-cell table:formula="of:=SUM([.D102:.D109])" office:value-type="float" office:value="6075.36" calcext:value-type="float">
            <text:p>6075.36</text:p>
          </table:table-cell>
          <table:table-cell table:formula="of:=SUM([.E102:.E109])" office:value-type="float" office:value="6075.36" calcext:value-type="float">
            <text:p>6075.36</text:p>
          </table:table-cell>
          <table:table-cell table:number-columns-repeated="2"/>
          <table:table-cell table:style-name="ce155" office:value-type="date" office:date-value="2020-11-25" calcext:value-type="date">
            <text:p>25/11/2020</text:p>
          </table:table-cell>
          <table:table-cell office:value-type="string" calcext:value-type="string">
            <text:p>Telconet - Retenci #170568: Registro de Retenci aplica a Factura #432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3,350.16</text:p>
          </table:table-cell>
          <table:table-cell table:style-name="ce149" office:value-type="float" office:value="33.84" calcext:value-type="float">
            <text:p>33.84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elconet - Retenci #171446: Registro de Retenci aplica a Factura #432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3,384.00</text:p>
          </table:table-cell>
          <table:table-cell table:style-name="ce149" office:value-type="float" office:value="33.84" calcext:value-type="float">
            <text:p>33.84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elconet - Retenci #171447: Registro de Retenci aplica a Factura #432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3384" calcext:value-type="float">
            <text:p>3,384.00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raspaso de Impuesto Noviembre - 2020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147" office:value-type="string" calcext:value-type="string">
            <text:p><text:s/>67.68</text:p>
          </table:table-cell>
          <table:table-cell table:style-name="ce149" office:value-type="float" office:value="67.68" calcext:value-type="float">
            <text:p>67.68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16" calcext:value-type="date">
            <text:p>16/12/2020</text:p>
          </table:table-cell>
          <table:table-cell office:value-type="string" calcext:value-type="string">
            <text:p>TELCONET - RETENCIﾓN #172691: REGISTRO DE RETENCIﾓN APLICA A FACTURA #432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931.68</text:p>
          </table:table-cell>
          <table:table-cell table:style-name="ce149" office:value-type="float" office:value="864" calcext:value-type="float">
            <text:p>864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24" calcext:value-type="date">
            <text:p>24/12/2020</text:p>
          </table:table-cell>
          <table:table-cell office:value-type="string" calcext:value-type="string">
            <text:p>Telconet - Retenci #174104: Registro de Retenci aplica a Factura #432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2,691.36</text:p>
          </table:table-cell>
          <table:table-cell table:style-name="ce154" office:value-type="float" office:value="1759.68" calcext:value-type="float">
            <text:p>1,759.68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24" calcext:value-type="date">
            <text:p>24/12/2020</text:p>
          </table:table-cell>
          <table:table-cell office:value-type="string" calcext:value-type="string">
            <text:p>Telconet - Retenci #174103: Registro de Retenci aplica a Factura #433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2691.36" calcext:value-type="float">
            <text:p>2,691.36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paso de Impuesto Diciembre - 2020</text:p>
          </table:table-cell>
          <table:table-cell table:number-columns-repeated="1013"/>
        </table:table-row>
        <table:table-row table:style-name="ro2">
          <table:table-cell table:style-name="ce147" office:value-type="string" calcext:value-type="string">
            <text:p>1-1-1-05-01-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. Fte. 1.75 % <text:s/>Ventas</text:p>
          </table:table-cell>
          <table:table-cell table:number-columns-repeated="2" table:style-name="ce150" office:value-type="float" office:value="7148.06" calcext:value-type="float">
            <text:p>7,148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822.50</text:p>
          </table:table-cell>
          <table:table-cell office:value-type="float" office:value="822.5" calcext:value-type="float">
            <text:p>822.5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6881: Registro de Retenci Aplica a Factura #431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1,111.25</text:p>
          </table:table-cell>
          <table:table-cell office:value-type="float" office:value="288.75" calcext:value-type="float">
            <text:p>288.75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7012: Registro de Retenci Aplica a Factura #43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1,933.75</text:p>
          </table:table-cell>
          <table:table-cell office:value-type="float" office:value="822.5" calcext:value-type="float">
            <text:p>822.5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7-06" calcext:value-type="date">
            <text:p>06/07/2020</text:p>
          </table:table-cell>
          <table:table-cell office:value-type="string" calcext:value-type="string">
            <text:p>Retencion #157465 aplica factura #4321 cliente Telcone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2,345.00</text:p>
          </table:table-cell>
          <table:table-cell office:value-type="float" office:value="411.25" calcext:value-type="float">
            <text:p>411.25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14" calcext:value-type="date">
            <text:p>14/08/2020</text:p>
          </table:table-cell>
          <table:table-cell office:value-type="string" calcext:value-type="string">
            <text:p>Telconet - Retenci #161052: Registro de Retenci aplica a Factura #432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3,408.13</text:p>
          </table:table-cell>
          <table:table-cell table:style-name="ce150" office:value-type="float" office:value="1063.13" calcext:value-type="float">
            <text:p>1,063.13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811 aplica a Fact #4323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>
            <text:p><text:s/>4,194.76</text:p>
          </table:table-cell>
          <table:table-cell office:value-type="float" office:value="786.63" calcext:value-type="float">
            <text:p>786.63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15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798 aplica a Factura #432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5,806.86</text:p>
          </table:table-cell>
          <table:table-cell table:style-name="ce154" office:value-type="float" office:value="1612.1" calcext:value-type="float">
            <text:p>1,612.10</text:p>
          </table:table-cell>
          <table:table-cell table:style-name="ce149" office:value-type="float" office:value="0" calcext:value-type="float">
            <text:p>0</text:p>
          </table:table-cell>
          <table:table-cell table:formula="of:=SUM([.D117:.D123])" office:value-type="float" office:value="2953.3" calcext:value-type="float">
            <text:p>2953.3</text:p>
          </table:table-cell>
          <table:table-cell table:formula="of:=SUM([.E117:.E123])" office:value-type="float" office:value="7148.06" calcext:value-type="float">
            <text:p>7148.06</text:p>
          </table:table-cell>
          <table:table-cell table:number-columns-repeated="2"/>
          <table:table-cell table:style-name="ce155" office:value-type="date" office:date-value="2020-11-25" calcext:value-type="date">
            <text:p>25/11/2020</text:p>
          </table:table-cell>
          <table:table-cell office:value-type="string" calcext:value-type="string">
            <text:p>Telconet - Retenci #170568: Registro de Retenci aplica a Factura #432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5,823.31</text:p>
          </table:table-cell>
          <table:table-cell table:style-name="ce149" office:value-type="float" office:value="16.45" calcext:value-type="float">
            <text:p>16.45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elconet - Retenci #171446: Registro de Retenci aplica a Factura #432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5,839.76</text:p>
          </table:table-cell>
          <table:table-cell table:style-name="ce149" office:value-type="float" office:value="16.45" calcext:value-type="float">
            <text:p>16.45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1-30" calcext:value-type="date">
            <text:p>30/11/2020</text:p>
          </table:table-cell>
          <table:table-cell office:value-type="string" calcext:value-type="string">
            <text:p>Telconet - Retenci #171447: Registro de Retenci aplica a Factura #4327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7" office:value-type="string" calcext:value-type="string">
            <text:p><text:s/>5,872.66</text:p>
          </table:table-cell>
          <table:table-cell table:style-name="ce149" office:value-type="float" office:value="32.9" calcext:value-type="float">
            <text:p>32.9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16" calcext:value-type="date">
            <text:p>16/12/2020</text:p>
          </table:table-cell>
          <table:table-cell office:value-type="string" calcext:value-type="string">
            <text:p>TELCONET - RETENCIﾓN #172691: REGISTRO DE RETENCIﾓN APLICA A FACTURA #432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6,292.66</text:p>
          </table:table-cell>
          <table:table-cell table:style-name="ce149" office:value-type="float" office:value="420" calcext:value-type="float">
            <text:p>42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24" calcext:value-type="date">
            <text:p>24/12/2020</text:p>
          </table:table-cell>
          <table:table-cell office:value-type="string" calcext:value-type="string">
            <text:p>Telconet - Retenci #174104: Registro de Retenci aplica a Factura #432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7,148.06</text:p>
          </table:table-cell>
          <table:table-cell table:style-name="ce149" office:value-type="float" office:value="855.4" calcext:value-type="float">
            <text:p>855.4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4"/>
          <table:table-cell table:style-name="ce155" office:value-type="date" office:date-value="2020-12-24" calcext:value-type="date">
            <text:p>24/12/2020</text:p>
          </table:table-cell>
          <table:table-cell office:value-type="string" calcext:value-type="string">
            <text:p>Telconet - Retenci #174103: Registro de Retenci aplica a Factura #433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7" office:value-type="string" calcext:value-type="string">
            <text:p><text:s/>.00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7148.06" calcext:value-type="float">
            <text:p>7,148.06</text:p>
          </table:table-cell>
          <table:table-cell table:number-columns-repeated="4"/>
          <table:table-cell table:style-name="ce155" office:value-type="date" office:date-value="2020-12-31" calcext:value-type="date">
            <text:p>31/12/2020</text:p>
          </table:table-cell>
          <table:table-cell office:value-type="string" calcext:value-type="string">
            <text:p>Traslado <text:s/>credito tributario retenciones <text:s/>clientes 2020</text:p>
          </table:table-cell>
          <table:table-cell table:number-columns-repeated="1013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alibri2" svg:font-family="Calibri"/>
    <style:font-face style:name="Calibri1" svg:font-family="Calibri1"/>
    <style:font-face style:name="Liberation Sans1" svg:font-family="'Liberation Sans1'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2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text> </number:text>
      <number:number number:decimal-places="0" loext:min-decimal-places="0" number:min-integer-digits="1"/>
      <number:text> </number:text>
    </number:number-style>
    <number:number-style style:name="N113">
      <number:text>-</number:text>
      <number:number number:decimal-places="0" loext:min-decimal-places="0" number:min-integer-digits="1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5P0" style:volatile="true">
      <number:text> </number:text>
      <number:number number:decimal-places="0" loext:min-decimal-places="0" number:min-integer-digits="1"/>
      <number:text> </number:text>
    </number:number-style>
    <number:number-style style:name="N115P1" style:volatile="true">
      <number:text>-</number:text>
      <number:number number:decimal-places="0" loext:min-decimal-places="0" number:min-integer-digits="1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 </number:text>
      <number:number number:decimal-places="2" loext:min-decimal-places="2" number:min-integer-digits="1" number:grouping="true"/>
      <number:text> </number:text>
    </number:number-style>
    <number:number-style style:name="N117">
      <number:text>-</number:text>
      <number:number number:decimal-places="2" loext:min-decimal-places="2" number:min-integer-digits="1" number:grouping="true"/>
      <number:text> </number:text>
    </number:number-style>
    <number:number-style style:name="N119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</number:number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8P2" style:volatile="true">
      <loext:text> $ </loext:text>
      <loext:fill-character> </loext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18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21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5-28T14:12:40.566514299</dc:date>
    <meta:editing-cycles>5</meta:editing-cycles>
    <meta:editing-duration>PT28M37S</meta:editing-duration>
    <meta:document-statistic meta:table-count="2" meta:cell-count="1077" meta:object-count="0"/>
  </office:meta>
</office:document-meta>
</file>